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92.01pt"/>
    </style:style>
    <style:style style:name="ro1" style:family="table-row">
      <style:table-row-properties style:row-height="30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min_level</text:p>
          </table:table-cell>
          <table:table-cell office:value-type="string" calcext:value-type="string">
            <text:p>max_level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header_leve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Code Structu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 separation of parameters, data, and code using a standard directory structure. TODO: Add project templates for R and 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separates the logic (the code) from the assumptions. It should be easy for others to change parameters and data without needing to understand the codebase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thon template</text:p>
          </table:table-cell>
          <table:table-cell office:value-type="string" calcext:value-type="string">
            <text:p>R template</text:p>
          </table:table-cell>
          <table:table-cell office:value-type="string" calcext:value-type="string">
            <text:p>Javascript template</text:p>
          </table:table-cell>
        </table:table-row>
        <table:table-row table:style-name="ro1">
          <table:table-cell office:value-type="string" calcext:value-type="string">
            <text:p>Code should pass relevant linter.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ur code style will be consistent across projects and makes it easier for others to understand our code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table:style-name="Default" office:value-type="string" calcext:value-type="string">
            <text:p>Code must pass relevant linter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r code style will be consistent across projects and makes it easier for others to understand our code.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P8</text:p>
          </table:table-cell>
          <table:table-cell office:value-type="string" calcext:value-type="string">
            <text:p>Hadley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Reproduci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results of your analysis should be fully reproducib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f we need to review or update the output at a later date, we know how we came to earlier results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esults of your analysis must be fully reproducible, and this should be demonstrated on someone else’s machin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f we need to review or update the output at a later date, we know how we came to earlier results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is should only appear if Pyth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ytho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is should only appear if 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9:03:48.514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8:47:21.558300000</meta:creation-date>
    <dc:date>2017-05-26T09:03:17.248930000</dc:date>
    <meta:editing-duration>PT4M5S</meta:editing-duration>
    <meta:editing-cycles>1</meta:editing-cycles>
    <meta:generator>LibreOffice/5.1.0.3$MacOSX_X86_64 LibreOffice_project/5e3e00a007d9b3b6efb6797a8b8e57b51ab1f737</meta:generator>
    <meta:document-statistic meta:table-count="1" meta:cell-count="59" meta:object-count="0"/>
  </office:meta>
</office:document-meta>
</file>